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65d60" officeooo:paragraph-rsid="000e7286"/>
    </style:style>
    <style:style style:name="T1" style:family="text">
      <style:text-properties officeooo:rsid="000e72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Shah</text:p>
      <text:p text:style-name="P1">EN.695.741.81.SP25 Information Assurance Analysis</text:p>
      <text:p text:style-name="P1">Mod 1 Assignment 1 Part <text:span text:style-name="T1">2</text:span></text:p>
      <text:p text:style-name="P1">January 26, 202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5:45:45.246006429</meta:creation-date>
    <dc:date>2025-01-26T15:46:10.355504042</dc:date>
    <meta:editing-duration>PT25S</meta:editing-duration>
    <meta:editing-cycles>1</meta:editing-cycles>
    <meta:document-statistic meta:table-count="0" meta:image-count="0" meta:object-count="0" meta:page-count="1" meta:paragraph-count="4" meta:word-count="15" meta:character-count="99" meta:non-whitespace-character-count="88"/>
    <meta:generator>LibreOffice/24.8.2.1$MacOSX_AARCH64 LibreOffice_project/0f794b6e29741098670a3b95d60478a65d05ef13</meta:generator>
  </office:meta>
</office:document-meta>
</file>